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AppyTable14262612730133.1" style:family="table-column">
      <style:table-column-properties style:rel-column-width="32500*"/>
    </style:style>
    <style:style style:name="AppyTable14262612730133.2" style:family="table-column">
      <style:table-column-properties style:rel-column-width="32500*"/>
    </style:style>
    <style:style style:name="AppyTable14262612730111.1" style:family="table-column">
      <style:table-column-properties style:rel-column-width="65000*"/>
    </style:style>
    <style:style style:name="AppyTable1426261273077.1" style:family="table-column">
      <style:table-column-properties style:rel-column-width="13146*"/>
    </style:style>
    <style:style style:name="AppyTable1426261273077.2" style:family="table-column">
      <style:table-column-properties style:rel-column-width="26292*"/>
    </style:style>
    <style:style style:name="AppyTable1426261273077.3" style:family="table-column">
      <style:table-column-properties style:rel-column-width="25561*"/>
    </style: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Table test.</text:p>
      <table:table table:name="AppyTable1426261273077" table:style-name="podTable">
        <table:table-column table:style-name="AppyTable1426261273077.1"/>
        <table:table-column table:style-name="AppyTable1426261273077.2"/>
        <table:table-column table:style-name="AppyTable1426261273077.3"/>
        <table:table-row>
          <table:table-cell table:style-name="podCell">
            <text:p text:style-name="Appy_Table_Content">Table 1<text:line-break/></text:p>
          </table:table-cell>
          <table:table-cell table:style-name="podCell" table:number-columns-spanned="2">
            <text:p text:style-name="Appy_Table_Content">aaaaa<text:line-break/></text:p>
          </table:table-cell>
        </table:table-row>
        <table:table-row>
          <table:table-cell table:style-name="podCell">
            <text:p text:style-name="Appy_Table_Content">zzz<text:line-break/></text:p>
          </table:table-cell>
          <table:table-cell table:style-name="podCell">
            <table:table table:name="AppyTable14262612730133" table:style-name="podTable">
              <table:table-column table:style-name="AppyTable14262612730133.1"/>
              <table:table-column table:style-name="AppyTable14262612730133.2"/>
              <table:table-row>
                <table:table-cell table:style-name="podCell">
                  <text:p text:style-name="Appy_Table_Content">SubTableA</text:p>
                </table:table-cell>
                <table:table-cell table:style-name="podCell">
                  <text:p text:style-name="Appy_Table_Content">SubTableB</text:p>
                </table:table-cell>
              </table:table-row>
              <table:table-row>
                <table:table-cell table:style-name="podCell">
                  <text:p text:style-name="Appy_Table_Content">SubTableC</text:p>
                </table:table-cell>
                <table:table-cell table:style-name="podCell">
                  <text:p text:style-name="Appy_Table_Content">SubTableD</text:p>
                </table:table-cell>
              </table:table-row>
            </table:table>
          </table:table-cell>
          <table:table-cell table:style-name="podCell">
            <text:p text:style-name="Appy_Table_Content"><text:span text:style-name="podBold">Hello</text:span> blabla</text:p>
            <table:table table:name="AppyTable14262612730111" table:style-name="podTable">
              <table:table-column table:style-name="AppyTable14262612730111.1"/>
              <table:table-row>
                <table:table-cell table:style-name="podCell">
                  <text:p text:style-name="Appy_Table_Content">SubTableOneRowOneColumn</text:p>
                </table:table-cell>
              </table:table-row>
            </table:table>
            <text:p text:style-name="Appy_Table_Content"/>
          </table:table-cell>
        </table:table-row>
        <table:table-row>
          <table:table-cell table:style-name="podCell">
            <text:p text:style-name="Appy_Table_Content">Within a <text:span text:style-name="podBold">para</text:span>graph</text:p>
          </table:table-cell>
          <table:table-cell table:style-name="podCell">
            <text:p text:style-name="Appy_Table_Content"><text:span text:style-name="podBold">Hello</text:span> non bold</text:p>
          </table:table-cell>
          <table:table-cell table:style-name="podCell">
            <text:p text:style-name="Appy_Table_Content">Hello <text:span text:style-name="podBold">bold</text:span> not bold</text:p>
          </table:table-cell>
        </table:table-row>
      </table:table>
      <text:p><text:line-break/>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0T16:17:37</dc:date>
    <dc:language>en-US</dc:language>
    <meta:editing-cycles>15</meta:editing-cycles>
    <meta:editing-duration>PT1H5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3" meta:character-count="69"/>
  </office:meta>
</office:document-meta>
</file>